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6.8146in" svg:y="0.4079in">
            <draw:object draw:notify-on-update-of-ranges="Sheet1.B3:Sheet1.B3 Sheet1.B4:Sheet1.B10 Sheet1.F3:Sheet1.F3 Sheet1.F4:Sheet1.F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FER</text:p>
          </table:table-cell>
          <table:table-cell table:number-columns-repeated="4"/>
          <table:table-cell office:value-type="string" calcext:value-type="string">
            <text:p>C=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3.16" office:value-type="float" office:value="3.16" calcext:value-type="float">
            <text:p>3.16</text:p>
          </table:table-cell>
          <table:table-cell table:formula="of:=(10968*8)/[.D4]" office:value-type="float" office:value="27767.0886075949" calcext:value-type="float">
            <text:p>27767.0886075949</text:p>
          </table:table-cell>
          <table:table-cell table:formula="of:=[.E4]/[.$G$1]" office:value-type="float" office:value="0.723101265822785" calcext:value-type="float">
            <text:p>0.723101265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formula="of:=(19.64+13.4+13.5)/3" office:value-type="float" office:value="15.5133333333333" calcext:value-type="float">
            <text:p>15.5133333333</text:p>
          </table:table-cell>
          <table:table-cell table:formula="of:=(10968*8)/[.D5]" office:value-type="float" office:value="5656.03781693167" calcext:value-type="float">
            <text:p>5656.0378169317</text:p>
          </table:table-cell>
          <table:table-cell table:formula="of:=[.E5]/[.$G$1]" office:value-type="float" office:value="0.147292651482596" calcext:value-type="float">
            <text:p>0.1472926515</text:p>
          </table:table-cell>
          <table:table-cell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formula="of:=(35.03+30.63+25.14)/3" office:value-type="float" office:value="30.2666666666667" calcext:value-type="float">
            <text:p>30.2666666667</text:p>
          </table:table-cell>
          <table:table-cell table:formula="of:=(10968*8)/[.D6]" office:value-type="float" office:value="2899.03083700441" calcext:value-type="float">
            <text:p>2899.0308370044</text:p>
          </table:table-cell>
          <table:table-cell table:formula="of:=[.E6]/[.$G$1]" office:value-type="float" office:value="0.0754955947136564" calcext:value-type="float">
            <text:p>0.0754955947</text:p>
          </table:table-cell>
          <table:table-cell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formula="of:=(37.22+69.11+73.52)/3" office:value-type="float" office:value="59.95" calcext:value-type="float">
            <text:p>59.95</text:p>
          </table:table-cell>
          <table:table-cell table:formula="of:=(10968*8)/[.D7]" office:value-type="float" office:value="1463.61968306922" calcext:value-type="float">
            <text:p>1463.6196830692</text:p>
          </table:table-cell>
          <table:table-cell table:formula="of:=[.E7]/[.$G$1]" office:value-type="float" office:value="0.038115095913261" calcext:value-type="float">
            <text:p>0.0381150959</text:p>
          </table:table-cell>
          <table:table-cell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table:formula="of:=(102.11+104.31+84.5)/3" office:value-type="float" office:value="96.9733333333334" calcext:value-type="float">
            <text:p>96.9733333333</text:p>
          </table:table-cell>
          <table:table-cell table:formula="of:=(10968*8)/[.D8]" office:value-type="float" office:value="904.826069022412" calcext:value-type="float">
            <text:p>904.8260690224</text:p>
          </table:table-cell>
          <table:table-cell table:formula="of:=[.E8]/[.$G$1]" office:value-type="float" office:value="0.023563178880792" calcext:value-type="float">
            <text:p>0.0235631789</text:p>
          </table:table-cell>
          <table:table-cell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formula="of:=(129.61+121.91+146.11)/3" office:value-type="float" office:value="132.543333333333" calcext:value-type="float">
            <text:p>132.5433333333</text:p>
          </table:table-cell>
          <table:table-cell table:formula="of:=(10968*8)/[.D9]" office:value-type="float" office:value="662.00236400674" calcext:value-type="float">
            <text:p>662.0023640067</text:p>
          </table:table-cell>
          <table:table-cell table:formula="of:=[.E9]/[.$G$1]" office:value-type="float" office:value="0.0172396448960089" calcext:value-type="float">
            <text:p>0.0172396449</text:p>
          </table:table-cell>
          <table:table-cell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table:formula="of:=(277.01+297.91+258.31)/3" office:value-type="float" office:value="277.743333333333" calcext:value-type="float">
            <text:p>277.7433333333</text:p>
          </table:table-cell>
          <table:table-cell table:formula="of:=(10968*8)/[.D10]" office:value-type="float" office:value="315.917573779149" calcext:value-type="float">
            <text:p>315.9175737791</text:p>
          </table:table-cell>
          <table:table-cell table:formula="of:=[.E10]/[.$G$1]" office:value-type="float" office:value="0.00822702015049866" calcext:value-type="float">
            <text:p>0.00822702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6:21:40.056359449</meta:creation-date>
    <dc:date>2017-11-02T16:46:10.398856043</dc:date>
    <meta:editing-duration>PT9M9S</meta:editing-duration>
    <meta:editing-cycles>1</meta:editing-cycles>
    <meta:document-statistic meta:table-count="1" meta:cell-count="43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4.419cm" svg:y="4.203cm" style:legend-expansion="high" chart:style-name="ch2"/>
        <chart:plot-area chart:style-name="ch3" table:cell-range-address="Sheet1.B3:Sheet1.B10 Sheet1.F3:Sheet1.F10" chart:data-source-has-labels="row" svg:x="0.32cm" svg:y="0.18cm" svg:width="13.779cm" svg:height="8.645cm">
          <chartooo:coordinate-region svg:x="1.047cm" svg:y="0.379cm" svg:width="12.86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0" chart:label-cell-address="Sheet1.F3:Sheet1.F3" chart:class="chart:scatter">
            <chart:domain table:cell-range-address="Sheet1.B4:Sheet1.B1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10</svg:desc>
                </draw:g>
              </table:table-cell>
              <table:table-cell office:value-type="float" office:value="0.723101265822785">
                <text:p>0.723101265822785</text:p>
                <draw:g>
                  <svg:desc>Sheet1.F4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47292651482596">
                <text:p>0.14729265148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754955947136564">
                <text:p>0.0754955947136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38115095913261">
                <text:p>0.038115095913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23563178880792">
                <text:p>0.023563178880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172396448960089">
                <text:p>0.0172396448960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0822702015049866">
                <text:p>0.00822702015049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